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シート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シート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image</text:p>
          </table:table-cell>
          <table:table-cell table:number-columns-repeated="6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あああ</text:p>
          </table:table-cell>
          <table:table-cell table:style-name="ce1" office:value-type="string" calcext:value-type="string">
            <text:p>dami-1.jpg</text:p>
          </table:table-cell>
          <table:table-cell table:number-columns-repeated="6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いいい</text:p>
          </table:table-cell>
          <table:table-cell table:style-name="ce1" office:value-type="string" calcext:value-type="string">
            <text:p>dami-2.jpg</text:p>
          </table:table-cell>
          <table:table-cell table:number-columns-repeated="6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ううう</text:p>
          </table:table-cell>
          <table:table-cell table:style-name="ce1" office:value-type="string" calcext:value-type="string">
            <text:p>dami-3.jpg</text:p>
          </table:table-cell>
          <table:table-cell table:number-columns-repeated="6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えええ</text:p>
          </table:table-cell>
          <table:table-cell table:style-name="ce3" office:value-type="string" calcext:value-type="string">
            <text:p>dami-4.jpg</text:p>
          </table:table-cell>
          <table:table-cell table:number-columns-repeated="6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おおお</text:p>
          </table:table-cell>
          <table:table-cell table:style-name="ce3" office:value-type="string" calcext:value-type="string">
            <text:p>dami-5.jpg</text:p>
          </table:table-cell>
          <table:table-cell table:number-columns-repeated="61"/>
        </table:table-row>
        <table:table-row table:style-name="ro2" table:number-rows-repeated="104856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7">0000/00/00</text:date>, <text:time style:data-style-name="N2" text:time-value="13:56:23.5767879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シート1" style:display-name="PageStyle_シート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5.2$MacOSX_X86_64 LibreOffice_project/a726b36747cf2001e06b58ad5db1aa3a9a1872d6</meta:generator>
    <dc:date>2020-07-17T13:58:23.121546163</dc:date>
    <meta:editing-duration>PT2M</meta:editing-duration>
    <meta:editing-cycles>1</meta:editing-cycles>
    <meta:document-statistic meta:table-count="1" meta:cell-count="18" meta:object-count="0"/>
  </office:meta>
</office:document-meta>
</file>